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FINIR POUR LE 26 AVRIL 17H30 !</text:p>
      <text:p text:style-name="Standard"/>
      <text:p text:style-name="Standard"/>
      <text:p text:style-name="Standard">Home page avec un header visible sur toutes les pages</text:p>
      <text:p text:style-name="Standard"/>
      <text:p text:style-name="Standard">→ une zone principale de mise en avant avec une photo qui prend toute la largeur de l'écran avec un texte (en slide de 3 photos) </text:p>
      <text:p text:style-name="Standard"/>
      <text:p text:style-name="Standard">→ une zone secondaire nommé actualités avec 3 blocs, sur deux lignes</text:p>
      <text:p text:style-name="Standard">dans chaque bloc : une photo, sur cette photo : un autre bloc de texte en fond blanc et qui s'affiche en roll over</text:p>
      <text:p text:style-name="Standard"/>
      <text:p text:style-name="Standard">→ une zone « image » avec : 16 images sur 2 lignes</text:p>
      <text:p text:style-name="Standard"/>
      <text:p text:style-name="Standard"/>
      <text:p text:style-name="Standard">Un footer avec : contact (Prénom Nom email) email cliquable</text:p>
      <text:p text:style-name="Standard">avec un qui je suis ? → ouvre une nouvelle page avec 6 blocs avec nos valeurs.</text:p>
      <text:p text:style-name="Standard"/>
      <text:p text:style-name="Standard"/>
      <text:p text:style-name="Standard"/>
      <text:p text:style-name="Standard">Fond blanc</text:p>
      <text:p text:style-name="Standard">Police : Dosis</text:p>
      <text:p text:style-name="Standard">Police : sans serif</text:p>
      <text:p text:style-name="Standard"/>
      <text:p text:style-name="Standard">Font Color : #454545</text:p>
      <text:p text:style-name="Standard">titre : capitale</text:p>
      <text:p text:style-name="Standard">Respecter cohérence graphique</text:p>
      <text:p text:style-name="Standard">Site RWD</text:p>
      <text:p text:style-name="Standard"/>
      <text:p text:style-name="Standard"/>
      <text:p text:style-name="Standard">→ 1 zoning : desktop (pc) </text:p>
      <text:p text:style-name="Standard"><text:tab/><text:tab/>tablette</text:p>
      <text:p text:style-name="Standard"><text:tab/><text:tab/>mobile</text:p>
      <text:p text:style-name="Standard"/>
      <text:p text:style-name="Standard"/>
      <text:p text:style-name="Standard">PAS DE BOOTSTRAP !</text:p>
      <text:p text:style-name="Standard"/>
      <text:p text:style-name="Standard"/>
      <text:p text:style-name="Standard">Les mettre sur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9T09:32:36.03</meta:creation-date>
    <dc:date>2017-04-19T09:43:19.53</dc:date>
    <meta:editing-duration>PT10M41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20" meta:word-count="157" meta:character-count="782"/>
  </office:meta>
</office:document-meta>
</file>